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9.895cm" table:align="left"/>
    </style:style>
    <style:style style:name="Tabla1.A" style:family="table-column">
      <style:table-column-properties style:column-width="1.907cm"/>
    </style:style>
    <style:style style:name="Tabla1.B" style:family="table-column">
      <style:table-column-properties style:column-width="4.205cm"/>
    </style:style>
    <style:style style:name="Tabla1.C" style:family="table-column">
      <style:table-column-properties style:column-width="3.784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7.99cm" table:align="left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2.988cm"/>
    </style:style>
    <style:style style:name="Tabla2.C" style:family="table-column">
      <style:table-column-properties style:column-width="3.096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8.89cm" table:align="left"/>
    </style:style>
    <style:style style:name="Tabla3.A" style:family="table-column">
      <style:table-column-properties style:column-width="1.907cm"/>
    </style:style>
    <style:style style:name="Tabla3.B" style:family="table-column">
      <style:table-column-properties style:column-width="2.988cm"/>
    </style:style>
    <style:style style:name="Tabla3.C" style:family="table-column">
      <style:table-column-properties style:column-width="3.995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Tabla4" style:family="table">
      <style:table-properties style:width="8.89cm" table:align="left"/>
    </style:style>
    <style:style style:name="Tabla4.A" style:family="table-column">
      <style:table-column-properties style:column-width="1.907cm"/>
    </style:style>
    <style:style style:name="Tabla4.B" style:family="table-column">
      <style:table-column-properties style:column-width="2.988cm"/>
    </style:style>
    <style:style style:name="Tabla4.C" style:family="table-column">
      <style:table-column-properties style:column-width="3.995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dd1b5" officeooo:paragraph-rsid="000dd1b5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color="#0000cd" loext:opacity="100%"/>
    </style:style>
    <style:style style:name="T5" style:family="text">
      <style:text-properties fo:color="#ff0000" loext:opacity="100%"/>
    </style:style>
    <style:style style:name="T6" style:family="text">
      <style:text-properties fo:color="#a52a2a" loext:opacity="100%"/>
    </style:style>
    <style:style style:name="T7" style:family="text">
      <style:text-properties officeooo:rsid="000dd1b5"/>
    </style:style>
    <style:style style:name="T8" style:family="text">
      <style:text-properties officeooo:rsid="000dd1b5" loext:padding="0cm" loext:border="none"/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operators4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ignación <text:span text:style-name="T7">en</text:span> JavaScript</text:h>
      <text:p text:style-name="P11"><text:span text:style-name="T1"/></text:p>
      <text:p text:style-name="Horizontal_20_Line"/>
      <text:h text:style-name="P2" text:outline-level="2">Operadores de asignación de JavaScript</text:h>
      <text:p text:style-name="P12">Los operadores de asignación asignan valores a variables de JavaScript.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Opera<text:span text:style-name="T7">d</text:span>or</text:p>
          </table:table-cell>
          <table:table-cell table:style-name="Tabla1.A1" office:value-type="string">
            <text:p text:style-name="P9">E<text:span text:style-name="T7">jemplo</text:span></text:p>
          </table:table-cell>
          <table:table-cell table:style-name="Tabla1.A1" office:value-type="string">
            <text:p text:style-name="P10">Mismo que</text:p>
          </table:table-cell>
        </table:table-row>
        <table:table-row table:style-name="Tabla1.2">
          <table:table-cell table:style-name="Tabla1.A1" office:value-type="string">
            <text:p text:style-name="P8">=</text:p>
          </table:table-cell>
          <table:table-cell table:style-name="Tabla1.A1" office:value-type="string">
            <text:p text:style-name="P8">x = y</text:p>
          </table:table-cell>
          <table:table-cell table:style-name="Tabla1.A1" office:value-type="string">
            <text:p text:style-name="P8">x = y</text:p>
          </table:table-cell>
        </table:table-row>
        <table:table-row table:style-name="Tabla1.1">
          <table:table-cell table:style-name="Tabla1.A1" office:value-type="string">
            <text:p text:style-name="P8">+=</text:p>
          </table:table-cell>
          <table:table-cell table:style-name="Tabla1.A1" office:value-type="string">
            <text:p text:style-name="P8">x += y</text:p>
          </table:table-cell>
          <table:table-cell table:style-name="Tabla1.A1" office:value-type="string">
            <text:p text:style-name="P8">x = x + y</text:p>
          </table:table-cell>
        </table:table-row>
        <table:table-row table:style-name="Tabla1.2">
          <table:table-cell table:style-name="Tabla1.A1" office:value-type="string">
            <text:p text:style-name="P8">-=</text:p>
          </table:table-cell>
          <table:table-cell table:style-name="Tabla1.A1" office:value-type="string">
            <text:p text:style-name="P8">x -= y</text:p>
          </table:table-cell>
          <table:table-cell table:style-name="Tabla1.A1" office:value-type="string">
            <text:p text:style-name="P8">x = x - y</text:p>
          </table:table-cell>
        </table:table-row>
        <table:table-row table:style-name="Tabla1.1">
          <table:table-cell table:style-name="Tabla1.A1" office:value-type="string">
            <text:p text:style-name="P8">*=</text:p>
          </table:table-cell>
          <table:table-cell table:style-name="Tabla1.A1" office:value-type="string">
            <text:p text:style-name="P8">x *= y</text:p>
          </table:table-cell>
          <table:table-cell table:style-name="Tabla1.A1" office:value-type="string">
            <text:p text:style-name="P8">x = x * y</text:p>
          </table:table-cell>
        </table:table-row>
        <table:table-row table:style-name="Tabla1.2">
          <table:table-cell table:style-name="Tabla1.A1" office:value-type="string">
            <text:p text:style-name="P8">/=</text:p>
          </table:table-cell>
          <table:table-cell table:style-name="Tabla1.A1" office:value-type="string">
            <text:p text:style-name="P8">x /= y</text:p>
          </table:table-cell>
          <table:table-cell table:style-name="Tabla1.A1" office:value-type="string">
            <text:p text:style-name="P8">x = x / y</text:p>
          </table:table-cell>
        </table:table-row>
        <table:table-row table:style-name="Tabla1.1">
          <table:table-cell table:style-name="Tabla1.A1" office:value-type="string">
            <text:p text:style-name="P8">%=</text:p>
          </table:table-cell>
          <table:table-cell table:style-name="Tabla1.A1" office:value-type="string">
            <text:p text:style-name="P8">x %= y</text:p>
          </table:table-cell>
          <table:table-cell table:style-name="Tabla1.A1" office:value-type="string">
            <text:p text:style-name="P8">x = x % y</text:p>
          </table:table-cell>
        </table:table-row>
        <table:table-row table:style-name="Tabla1.2">
          <table:table-cell table:style-name="Tabla1.A1" office:value-type="string">
            <text:p text:style-name="P8">**=</text:p>
          </table:table-cell>
          <table:table-cell table:style-name="Tabla1.A1" office:value-type="string">
            <text:p text:style-name="P8">x **= y</text:p>
          </table:table-cell>
          <table:table-cell table:style-name="Tabla1.A1" office:value-type="string">
            <text:p text:style-name="P7">x = x ** y</text:p>
          </table:table-cell>
        </table:table-row>
      </table:table>
      <text:p text:style-name="Horizontal_20_Line"/>
      <text:h text:style-name="P2" text:outline-level="2">Operadores de asignación de <text:span text:style-name="T7">desplazamiento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9">Opera<text:span text:style-name="T7">d</text:span>or</text:p>
          </table:table-cell>
          <table:table-cell table:style-name="Tabla2.A1" office:value-type="string">
            <text:p text:style-name="P9">E<text:span text:style-name="T7">jemplo</text:span></text:p>
          </table:table-cell>
          <table:table-cell table:style-name="Tabla2.A1" office:value-type="string">
            <text:p text:style-name="P10">Mismo que</text:p>
          </table:table-cell>
        </table:table-row>
        <table:table-row table:style-name="Tabla2.2">
          <table:table-cell table:style-name="Tabla2.A1" office:value-type="string">
            <text:p text:style-name="P8">&lt;&lt;=</text:p>
          </table:table-cell>
          <table:table-cell table:style-name="Tabla2.A1" office:value-type="string">
            <text:p text:style-name="P8">x &lt;&lt;= y</text:p>
          </table:table-cell>
          <table:table-cell table:style-name="Tabla2.A1" office:value-type="string">
            <text:p text:style-name="P8">x = x &lt;&lt; y</text:p>
          </table:table-cell>
        </table:table-row>
        <table:table-row table:style-name="Tabla2.1">
          <table:table-cell table:style-name="Tabla2.A1" office:value-type="string">
            <text:p text:style-name="P8">&gt;&gt;=</text:p>
          </table:table-cell>
          <table:table-cell table:style-name="Tabla2.A1" office:value-type="string">
            <text:p text:style-name="P8">x &gt;&gt;= y</text:p>
          </table:table-cell>
          <table:table-cell table:style-name="Tabla2.A1" office:value-type="string">
            <text:p text:style-name="P8">x = x &gt;&gt; y</text:p>
          </table:table-cell>
        </table:table-row>
        <table:table-row table:style-name="Tabla2.2">
          <table:table-cell table:style-name="Tabla2.A1" office:value-type="string">
            <text:p text:style-name="P8">&gt;&gt;&gt;=</text:p>
          </table:table-cell>
          <table:table-cell table:style-name="Tabla2.A1" office:value-type="string">
            <text:p text:style-name="P8">x &gt;&gt;&gt;= y</text:p>
          </table:table-cell>
          <table:table-cell table:style-name="Tabla2.A1" office:value-type="string">
            <text:p text:style-name="P7">x = x &gt;&gt;&gt; y</text:p>
          </table:table-cell>
        </table:table-row>
      </table:table>
      <text:p text:style-name="Horizontal_20_Line"/>
      <text:h text:style-name="P2" text:outline-level="2">Operadores de asignación <text:span text:style-name="T7">a nivel de bi</text:span>t</text:h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9">Opera<text:span text:style-name="T7">d</text:span>or</text:p>
          </table:table-cell>
          <table:table-cell table:style-name="Tabla3.A1" office:value-type="string">
            <text:p text:style-name="P9">E<text:span text:style-name="T7">jemplo</text:span></text:p>
          </table:table-cell>
          <table:table-cell table:style-name="Tabla3.A1" office:value-type="string">
            <text:p text:style-name="P10">Mismo que</text:p>
          </table:table-cell>
        </table:table-row>
        <table:table-row table:style-name="Tabla3.2">
          <table:table-cell table:style-name="Tabla3.A1" office:value-type="string">
            <text:p text:style-name="P8">&amp;=</text:p>
          </table:table-cell>
          <table:table-cell table:style-name="Tabla3.A1" office:value-type="string">
            <text:p text:style-name="P8">x &amp;= y</text:p>
          </table:table-cell>
          <table:table-cell table:style-name="Tabla3.A1" office:value-type="string">
            <text:p text:style-name="P8">x = x &amp; y</text:p>
          </table:table-cell>
        </table:table-row>
        <table:table-row table:style-name="Tabla3.1">
          <table:table-cell table:style-name="Tabla3.A1" office:value-type="string">
            <text:p text:style-name="P8">^=</text:p>
          </table:table-cell>
          <table:table-cell table:style-name="Tabla3.A1" office:value-type="string">
            <text:p text:style-name="P8">x ^= y</text:p>
          </table:table-cell>
          <table:table-cell table:style-name="Tabla3.A1" office:value-type="string">
            <text:p text:style-name="P8">x = x ^ y</text:p>
          </table:table-cell>
        </table:table-row>
        <table:table-row table:style-name="Tabla3.2">
          <table:table-cell table:style-name="Tabla3.A1" office:value-type="string">
            <text:p text:style-name="P8">|=</text:p>
          </table:table-cell>
          <table:table-cell table:style-name="Tabla3.A1" office:value-type="string">
            <text:p text:style-name="P8">x |= y</text:p>
          </table:table-cell>
          <table:table-cell table:style-name="Tabla3.A1" office:value-type="string">
            <text:p text:style-name="P7">x = x | y</text:p>
          </table:table-cell>
        </table:table-row>
      </table:table>
      <text:p text:style-name="Horizontal_20_Line"/>
      <text:h text:style-name="P2" text:outline-level="2">Operadores de asignación lógica</text:h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9">Opera<text:span text:style-name="T7">d</text:span>or</text:p>
          </table:table-cell>
          <table:table-cell table:style-name="Tabla4.A1" office:value-type="string">
            <text:p text:style-name="P9">E<text:span text:style-name="T7">jemplo</text:span></text:p>
          </table:table-cell>
          <table:table-cell table:style-name="Tabla4.A1" office:value-type="string">
            <text:p text:style-name="P10">Mismo que</text:p>
          </table:table-cell>
        </table:table-row>
        <table:table-row table:style-name="Tabla4.2">
          <table:table-cell table:style-name="Tabla4.A1" office:value-type="string">
            <text:p text:style-name="P8">&amp;&amp;=</text:p>
          </table:table-cell>
          <table:table-cell table:style-name="Tabla4.A1" office:value-type="string">
            <text:p text:style-name="P8">x &amp;&amp;= y</text:p>
          </table:table-cell>
          <table:table-cell table:style-name="Tabla4.A1" office:value-type="string">
            <text:p text:style-name="P8">x = x &amp;&amp; (x = y)</text:p>
          </table:table-cell>
        </table:table-row>
        <table:table-row table:style-name="Tabla4.1">
          <table:table-cell table:style-name="Tabla4.A1" office:value-type="string">
            <text:p text:style-name="P8">||=</text:p>
          </table:table-cell>
          <table:table-cell table:style-name="Tabla4.A1" office:value-type="string">
            <text:p text:style-name="P8">x ||= y</text:p>
          </table:table-cell>
          <table:table-cell table:style-name="Tabla4.A1" office:value-type="string">
            <text:p text:style-name="P8">x = x || (x = y)</text:p>
          </table:table-cell>
        </table:table-row>
        <table:table-row table:style-name="Tabla4.2">
          <table:table-cell table:style-name="Tabla4.A1" office:value-type="string">
            <text:p text:style-name="P8">??=</text:p>
          </table:table-cell>
          <table:table-cell table:style-name="Tabla4.A1" office:value-type="string">
            <text:p text:style-name="P8">x ??= y</text:p>
          </table:table-cell>
          <table:table-cell table:style-name="Tabla4.A1" office:value-type="string">
            <text:p text:style-name="P7">x = x ?? (x = y)</text:p>
          </table:table-cell>
        </table:table-row>
      </table:table>
      <text:h text:style-name="P3" text:outline-level="2">Nota</text:h>
      <text:p text:style-name="P12"><text:span text:style-name="T3">Los operadores de asignación lógica son </text:span><text:a xlink:type="simple" xlink:href="https://www.w3schools.com/js/js_2020.asp" text:style-name="Internet_20_link" text:visited-style-name="Visited_20_Internet_20_Link"><text:span text:style-name="T2">ES2020</text:span></text:a><text:span text:style-name="T3"> .</text:span></text:p>
      <text:p text:style-name="Horizontal_20_Line"/>
      <text:h text:style-name="P2" text:outline-level="2">El <text:span text:style-name="T7">o</text:span>perador = </text:h>
      <text:p text:style-name="P12">El operador de asignación simple asigna un valor a una variable.</text:p>
      <text:h text:style-name="P4" text:outline-level="3"><text:soft-page-break/>Ejemplos de <text:span text:style-name="T7">asignación</text:span> simples</text:h>
      <text:p text:style-name="P13"><text:span text:style-name="T4">let</text:span> x = <text:span text:style-name="T5">10</text:span>;</text:p>
      <text:p text:style-name="P11"><text:span text:style-name="T3"><text:s/></text:span></text:p>
      <text:p text:style-name="P13"><text:span text:style-name="T4">let</text:span> x = <text:span text:style-name="T5">10</text:span> + y;</text:p>
      <text:p text:style-name="P11"><text:a xlink:type="simple" xlink:href="https://www.w3schools.com/js/tryit.asp?filename=tryjs_assign_equal2" office:target-frame-name="_blank" xlink:show="new" text:style-name="Internet_20_link" text:visited-style-name="Visited_20_Internet_20_Link"><text:span text:style-name="T3"/></text:a></text:p>
      <text:p text:style-name="Horizontal_20_Line"/>
      <text:h text:style-name="P2" text:outline-level="2">El operador +=</text:h>
      <text:p text:style-name="P12">El operador de asignación de suma agrega un valor a una variable.</text:p>
      <text:h text:style-name="P4" text:outline-level="3">Ejemplos </text:h>
      <text:p text:style-name="P13"><text:span text:style-name="T4">let</text:span> x = <text:span text:style-name="T5">10</text:span>;<text:line-break/>x += <text:span text:style-name="T5">5</text:span>;</text:p>
      <text:p text:style-name="P11"><text:span text:style-name="T3"><text:s/></text:span></text:p>
      <text:p text:style-name="P13"><text:span text:style-name="T4">let</text:span> text = <text:span text:style-name="T6">"Hello"</text:span>; text += <text:span text:style-name="T6">" World"</text:span>;</text:p>
      <text:p text:style-name="P11"><text:span text:style-name="T3"><text:s/></text:span></text:p>
      <text:p text:style-name="Horizontal_20_Line"/>
      <text:h text:style-name="P2" text:outline-level="2">El operador -=</text:h>
      <text:p text:style-name="P12">El operador de asignación de resta resta un valor de una variable.</text:p>
      <text:h text:style-name="P4" text:outline-level="3">Ejemplo </text:h>
      <text:p text:style-name="P13"><text:span text:style-name="T4">let</text:span> x = <text:span text:style-name="T5">10</text:span>;<text:line-break/>x -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*=</text:h>
      <text:p text:style-name="P12">El operador de asignación de multiplicación multiplica una variable.</text:p>
      <text:h text:style-name="P4" text:outline-level="3">Ejemplo <text:s/></text:h>
      <text:p text:style-name="P13"><text:span text:style-name="T4">let</text:span> x = <text:span text:style-name="T5">10</text:span>;<text:line-break/>x *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**=</text:h>
      <text:p text:style-name="P12">El operador de asignación de exponenciación eleva una variable a la potencia del operando.</text:p>
      <text:h text:style-name="P4" text:outline-level="3"><text:soft-page-break/>Ejemplo <text:s/></text:h>
      <text:p text:style-name="P13"><text:span text:style-name="T4">let</text:span> x = <text:span text:style-name="T5">10</text:span>;<text:line-break/>x **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/=</text:h>
      <text:p text:style-name="P12">El operador de asignación de división divide una variable.</text:p>
      <text:h text:style-name="P4" text:outline-level="3">Ejemplo de asignación de división</text:h>
      <text:p text:style-name="P13"><text:span text:style-name="T4">let</text:span> x = <text:span text:style-name="T5">10</text:span>;<text:line-break/>x /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%=</text:h>
      <text:p text:style-name="P12">El operador de asignación de resto asigna un resto a una variable.</text:p>
      <text:h text:style-name="P4" text:outline-level="3">Ejemplo de asignación de resto</text:h>
      <text:p text:style-name="P13"><text:span text:style-name="T4">let</text:span> x = <text:span text:style-name="T5">10</text:span>;<text:line-break/>x %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&lt;&lt;=</text:h>
      <text:p text:style-name="P12">El operador de asignación de desplazamiento a la izquierda desplaza una variable hacia la izquierda.</text:p>
      <text:h text:style-name="P4" text:outline-level="3">Ejemplo de asignación de desplazamiento a la izquierda</text:h>
      <text:p text:style-name="P13"><text:span text:style-name="T4">let</text:span> x = -<text:span text:style-name="T5">100</text:span>;<text:line-break/>x &lt;&lt;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&gt;&gt;=</text:h>
      <text:p text:style-name="P12">El operador de asignación de desplazamiento a la derecha desplaza una variable a la derecha (con signo).</text:p>
      <text:h text:style-name="P4" text:outline-level="3">Ejemplo de asignación de desplazamiento a la derecha</text:h>
      <text:p text:style-name="P13"><text:span text:style-name="T4">let</text:span> x = -<text:span text:style-name="T5">100</text:span>;<text:line-break/>x &gt;&gt;= <text:span text:style-name="T5">5</text:span>;</text:p>
      <text:p text:style-name="P11"><text:span text:style-name="T3"><text:s/></text:span></text:p>
      <text:p text:style-name="Horizontal_20_Line"/>
      <text:h text:style-name="P2" text:outline-level="2"><text:soft-page-break/>El operador &gt;&gt;&gt;=</text:h>
      <text:p text:style-name="P12">El operador de asignación de desplazamiento a la derecha sin <text:span text:style-name="T7">signo</text:span> desplaza una variable a la derecha (sin <text:span text:style-name="T7">signo</text:span>).</text:p>
      <text:h text:style-name="P4" text:outline-level="3">Ejemplo <text:s/></text:h>
      <text:p text:style-name="P13"><text:span text:style-name="T4">let</text:span> x = -<text:span text:style-name="T5">100</text:span>;<text:line-break/>x &gt;&gt;&gt;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&amp;=</text:h>
      <text:p text:style-name="P12">El operador de asignación AND bit a bit realiza una operación AND bit a bit en dos operandos y asigna el resultado a la variable.</text:p>
      <text:h text:style-name="P4" text:outline-level="3">Ejemplo <text:s/></text:h>
      <text:p text:style-name="P13"><text:span text:style-name="T4">let</text:span> x = <text:span text:style-name="T5">10</text:span>;<text:line-break/>x &amp;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|=</text:h>
      <text:p text:style-name="P12">El operador de asignación OR bit a bit realiza una operación OR bit a bit en dos operandos y asigna el resultado a la variable.</text:p>
      <text:h text:style-name="P4" text:outline-level="3">Ejemplo de asignación OR bit a bit</text:h>
      <text:p text:style-name="P13"><text:span text:style-name="T4">let</text:span> x = <text:span text:style-name="T5">10</text:span>;<text:line-break/>x |= <text:span text:style-name="T5">5</text:span>;</text:p>
      <text:p text:style-name="P11"><text:span text:style-name="T3"><text:s/></text:span></text:p>
      <text:p text:style-name="Horizontal_20_Line"/>
      <text:h text:style-name="P2" text:outline-level="2">El operador ^=</text:h>
      <text:p text:style-name="P12">El operador de asignación XOR bit a bit realiza una operación XOR bit a bit en dos operandos y asigna el resultado a la variable.</text:p>
      <text:h text:style-name="P4" text:outline-level="3">Ejemplo de asignación XOR bit a bit</text:h>
      <text:p text:style-name="P13"><text:span text:style-name="T4">let</text:span> x = <text:span text:style-name="T5">10</text:span>;<text:line-break/>x ^= <text:span text:style-name="T5">5</text:span>;</text:p>
      <text:p text:style-name="P11"><text:span text:style-name="T3"><text:s/></text:span></text:p>
      <text:p text:style-name="Horizontal_20_Line"/>
      <text:h text:style-name="P2" text:outline-level="2"><text:soft-page-break/>El operador &amp;&amp;=</text:h>
      <text:p text:style-name="P12">El operador de asignación lógico AND se utiliza entre dos valores.</text:p>
      <text:p text:style-name="P12">Si el primer valor es verdadero, se asigna el segundo valor.</text:p>
      <text:h text:style-name="P4" text:outline-level="3">Ejemplo de asignación lógica Y</text:h>
      <text:p text:style-name="P13"><text:span text:style-name="T4">let</text:span> x = <text:span text:style-name="T5">10</text:span>;<text:line-break/>x &amp;&amp;= <text:span text:style-name="T5">5</text:span>;</text:p>
      <text:p text:style-name="P12"><text:span text:style-name="T3"><text:s/></text:span></text:p>
      <text:p text:style-name="P12"><text:span text:style-name="T3">El operador </text:span><text:span text:style-name="Source_20_Text"><text:span text:style-name="T3">&amp;&amp;= </text:span></text:span><text:span text:style-name="T3">es una </text:span><text:a xlink:type="simple" xlink:href="https://www.w3schools.com/js/js_2020.asp" text:style-name="Internet_20_link" text:visited-style-name="Visited_20_Internet_20_Link"><text:span text:style-name="T2">característica de ES2020</text:span></text:a><text:span text:style-name="T3"> .</text:span></text:p>
      <text:p text:style-name="Horizontal_20_Line"/>
      <text:h text:style-name="P2" text:outline-level="2">El operador ||=</text:h>
      <text:p text:style-name="P12">El operador de asignación lógica OR se utiliza entre dos valores.</text:p>
      <text:p text:style-name="P12">Si el primer valor es falso, se asigna el segundo valor.</text:p>
      <text:h text:style-name="P4" text:outline-level="3">Ejemplo de asignación lógica OR</text:h>
      <text:p text:style-name="P13"><text:span text:style-name="T4">let</text:span> x = <text:span text:style-name="T5">10</text:span>;<text:line-break/>x ||= <text:span text:style-name="T5">5</text:span>;</text:p>
      <text:p text:style-name="P12"><text:span text:style-name="T3"><text:s/></text:span></text:p>
      <text:p text:style-name="P12"><text:span text:style-name="T3">El </text:span><text:span text:style-name="Source_20_Text"><text:span text:style-name="T3">||=</text:span></text:span><text:span text:style-name="T3">operador es una </text:span><text:a xlink:type="simple" xlink:href="https://www.w3schools.com/js/js_2020.asp" text:style-name="Internet_20_link" text:visited-style-name="Visited_20_Internet_20_Link"><text:span text:style-name="T2">característica de ES2020</text:span></text:a><text:span text:style-name="T3"> .</text:span></text:p>
      <text:p text:style-name="Horizontal_20_Line"/>
      <text:h text:style-name="P2" text:outline-level="2">El operador ??=</text:h>
      <text:p text:style-name="P12">El operador de asignación coalescente nulo se utiliza entre dos valores.</text:p>
      <text:p text:style-name="P12">Si el primer valor no está definido o es nulo, se asigna el segundo valor.</text:p>
      <text:h text:style-name="P4" text:outline-level="3">Ejemplo de asignación de fusión nula</text:h>
      <text:p text:style-name="P13"><text:span text:style-name="T4">let</text:span> x;<text:line-break/>x ??= <text:span text:style-name="T5">5</text:span>;</text:p>
      <text:p text:style-name="P12"><text:span text:style-name="T3"><text:s/></text:span></text:p>
      <text:p text:style-name="P12"><text:span text:style-name="T3">El </text:span><text:span text:style-name="Source_20_Text"><text:span text:style-name="T3">??=</text:span></text:span><text:span text:style-name="T3">operador es una </text:span><text:a xlink:type="simple" xlink:href="https://www.w3schools.com/js/js_2020.asp" text:style-name="Internet_20_link" text:visited-style-name="Visited_20_Internet_20_Link"><text:span text:style-name="T2">característica de ES2020</text:span></text:a><text:span text:style-name="T3"> .</text:span></text:p>
      <text:p text:style-name="Horizontal_20_Line"/>
      <text:h text:style-name="P2" text:outline-level="2"><text:span text:style-name="T3">Ejercicio:</text:span></text:h>
      <text:p text:style-name="P12"><text:span text:style-name="Strong_20_Emphasis"><text:span text:style-name="T3">Utilice el operador de asignación</text:span></text:span><text:span text:style-name="T3"> correcto que dará como resultado </text:span><text:span text:style-name="Source_20_Text"><text:span text:style-name="T3">x </text:span></text:span><text:span text:style-name="Source_20_Text"><text:span text:style-name="T8">siendo </text:span></text:span><text:span text:style-name="Source_20_Text"><text:span text:style-name="T3">15</text:span></text:span><text:span text:style-name="T3">(igual que </text:span><text:span text:style-name="Source_20_Text"><text:span text:style-name="T3">x = x + y</text:span></text:span><text:span text:style-name="T3">).</text:span></text:p>
      <text:p text:style-name="P5">x = 10;</text:p>
      <text:p text:style-name="P5"><text:soft-page-break/>y = 5;</text:p>
      <text:p text:style-name="P6">X<draw:control text:anchor-type="as-char" draw:z-index="0" draw:name="Forma1" draw:style-name="gr1" draw:text-style-name="P14" svg:width="0.662cm" svg:height="0.662cm" draw:control="control1"/>y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6:20:21.880000000</meta:creation-date>
    <dc:date>2024-03-14T16:29:51.059000000</dc:date>
    <meta:editing-duration>PT9M29S</meta:editing-duration>
    <meta:editing-cycles>1</meta:editing-cycles>
    <meta:document-statistic meta:table-count="4" meta:image-count="0" meta:object-count="0" meta:page-count="6" meta:paragraph-count="162" meta:word-count="769" meta:character-count="3569" meta:non-whitespace-character-count="2917"/>
    <meta:generator>LibreOffice/7.6.0.3$Windows_X86_64 LibreOffice_project/69edd8b8ebc41d00b4de3915dc82f8f0fc3b6265</meta:generator>
  </office:meta>
</office:document-meta>
</file>